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579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8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371cm"/>
    </style:style>
    <style:style style:name="co11" style:family="table-column">
      <style:table-column-properties fo:break-before="auto" style:column-width="2.175cm"/>
    </style:style>
    <style:style style:name="co12" style:family="table-column">
      <style:table-column-properties fo:break-before="auto" style:column-width="2.191cm"/>
    </style:style>
    <style:style style:name="co13" style:family="table-column">
      <style:table-column-properties fo:break-before="auto" style:column-width="2.073cm"/>
    </style:style>
    <style:style style:name="co14" style:family="table-column">
      <style:table-column-properties fo:break-before="auto" style:column-width="1.88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1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table:style-name="Default" office:value-type="string" calcext:value-type="string">
            <text:p>#SSDL_NEQ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]-[.E2]" office:value-type="float" office:value="45" calcext:value-type="float">
            <text:p>45</text:p>
          </table:table-cell>
          <table:table-cell table:formula="of:=IF([.C2]=0;0;[.$B$46]*[.B2]+[.E2]*[.$B$47]+[.C2]*[.$B$48]+[.C2]*[.$B$46]*[.B2])" office:value-type="float" office:value="11.25" calcext:value-type="float">
            <text:p>11,3</text:p>
          </table:table-cell>
          <table:table-cell table:formula="of:=[.C2]*[.$B$45]" office:value-type="float" office:value="3.195" calcext:value-type="float">
            <text:p>3,2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-[.E3]" office:value-type="float" office:value="11" calcext:value-type="float">
            <text:p>11</text:p>
          </table:table-cell>
          <table:table-cell table:formula="of:=IF([.C3]=0;0;[.$B$46]*[.B3]+[.E3]*[.$B$47]+[.C3]*[.$B$48]+[.C3]*[.$B$46]*[.B3])" office:value-type="float" office:value="2.75" calcext:value-type="float">
            <text:p>2,8</text:p>
          </table:table-cell>
          <table:table-cell table:formula="of:=[.C3]*[.$B$45]" office:value-type="float" office:value="0.781" calcext:value-type="float">
            <text:p>0,8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]-[.E4]" office:value-type="float" office:value="36" calcext:value-type="float">
            <text:p>36</text:p>
          </table:table-cell>
          <table:table-cell table:formula="of:=IF([.C4]=0;0;[.$B$46]*[.B4]+[.E4]*[.$B$47]+[.C4]*[.$B$48]+[.C4]*[.$B$46]*[.B4])" office:value-type="float" office:value="9" calcext:value-type="float">
            <text:p>9,0</text:p>
          </table:table-cell>
          <table:table-cell table:formula="of:=[.C4]*[.$B$45]" office:value-type="float" office:value="2.556" calcext:value-type="float">
            <text:p>2,6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]-[.E5]" office:value-type="float" office:value="6" calcext:value-type="float">
            <text:p>6</text:p>
          </table:table-cell>
          <table:table-cell table:formula="of:=IF([.C5]=0;0;[.$B$46]*[.B5]+[.E5]*[.$B$47]+[.C5]*[.$B$48]+[.C5]*[.$B$46]*[.B5])" office:value-type="float" office:value="1.5" calcext:value-type="float">
            <text:p>1,5</text:p>
          </table:table-cell>
          <table:table-cell table:formula="of:=[.C5]*[.$B$45]" office:value-type="float" office:value="0.426" calcext:value-type="float">
            <text:p>0,4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]-[.E6]" office:value-type="float" office:value="8" calcext:value-type="float">
            <text:p>8</text:p>
          </table:table-cell>
          <table:table-cell table:formula="of:=IF([.C6]=0;0;[.$B$46]*[.B6]+[.E6]*[.$B$47]+[.C6]*[.$B$48]+[.C6]*[.$B$46]*[.B6])" office:value-type="float" office:value="2" calcext:value-type="float">
            <text:p>2,0</text:p>
          </table:table-cell>
          <table:table-cell table:formula="of:=[.C6]*[.$B$45]" office:value-type="float" office:value="0.568" calcext:value-type="float">
            <text:p>0,6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]-[.E7]" office:value-type="float" office:value="7" calcext:value-type="float">
            <text:p>7</text:p>
          </table:table-cell>
          <table:table-cell table:formula="of:=IF([.C7]=0;0;[.$B$46]*[.B7]+[.E7]*[.$B$47]+[.C7]*[.$B$48]+[.C7]*[.$B$46]*[.B7])" office:value-type="float" office:value="1.75" calcext:value-type="float">
            <text:p>1,8</text:p>
          </table:table-cell>
          <table:table-cell table:formula="of:=[.C7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]-[.E8]" office:value-type="float" office:value="89" calcext:value-type="float">
            <text:p>89</text:p>
          </table:table-cell>
          <table:table-cell table:formula="of:=IF([.C8]=0;0;[.$B$46]*[.B8]+[.E8]*[.$B$47]+[.C8]*[.$B$48]+[.C8]*[.$B$46]*[.B8])" office:value-type="float" office:value="22.25" calcext:value-type="float">
            <text:p>22,3</text:p>
          </table:table-cell>
          <table:table-cell table:formula="of:=[.C8]*[.$B$45]" office:value-type="float" office:value="6.319" calcext:value-type="float">
            <text:p>6,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]-[.E9]" office:value-type="float" office:value="15" calcext:value-type="float">
            <text:p>15</text:p>
          </table:table-cell>
          <table:table-cell table:formula="of:=IF([.C9]=0;0;[.$B$46]*[.B9]+[.E9]*[.$B$47]+[.C9]*[.$B$48]+[.C9]*[.$B$46]*[.B9])" office:value-type="float" office:value="3.75" calcext:value-type="float">
            <text:p>3,8</text:p>
          </table:table-cell>
          <table:table-cell table:formula="of:=[.C9]*[.$B$45]" office:value-type="float" office:value="1.065" calcext:value-type="float">
            <text:p>1,1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]-[.E10]" office:value-type="float" office:value="7" calcext:value-type="float">
            <text:p>7</text:p>
          </table:table-cell>
          <table:table-cell table:formula="of:=IF([.C10]=0;0;[.$B$46]*[.B10]+[.E10]*[.$B$47]+[.C10]*[.$B$48]+[.C10]*[.$B$46]*[.B10])" office:value-type="float" office:value="1.75" calcext:value-type="float">
            <text:p>1,8</text:p>
          </table:table-cell>
          <table:table-cell table:formula="of:=[.C10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]-[.E11]" office:value-type="float" office:value="5" calcext:value-type="float">
            <text:p>5</text:p>
          </table:table-cell>
          <table:table-cell table:formula="of:=IF([.C11]=0;0;[.$B$46]*[.B11]+[.E11]*[.$B$47]+[.C11]*[.$B$48]+[.C11]*[.$B$46]*[.B11])" office:value-type="float" office:value="1.25" calcext:value-type="float">
            <text:p>1,3</text:p>
          </table:table-cell>
          <table:table-cell table:formula="of:=[.C11]*[.$B$45]" office:value-type="float" office:value="0.355" calcext:value-type="float">
            <text:p>0,4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]-[.E12]" office:value-type="float" office:value="24" calcext:value-type="float">
            <text:p>24</text:p>
          </table:table-cell>
          <table:table-cell table:formula="of:=IF([.C12]=0;0;[.$B$46]*[.B12]+[.E12]*[.$B$47]+[.C12]*[.$B$48]+[.C12]*[.$B$46]*[.B12])" office:value-type="float" office:value="6" calcext:value-type="float">
            <text:p>6,0</text:p>
          </table:table-cell>
          <table:table-cell table:formula="of:=[.C12]*[.$B$45]" office:value-type="float" office:value="1.704" calcext:value-type="float">
            <text:p>1,7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]-[.E13]" office:value-type="float" office:value="38" calcext:value-type="float">
            <text:p>38</text:p>
          </table:table-cell>
          <table:table-cell table:formula="of:=IF([.C13]=0;0;[.$B$46]*[.B13]+[.E13]*[.$B$47]+[.C13]*[.$B$48]+[.C13]*[.$B$46]*[.B13])" office:value-type="float" office:value="9.5" calcext:value-type="float">
            <text:p>9,5</text:p>
          </table:table-cell>
          <table:table-cell table:formula="of:=[.C13]*[.$B$45]" office:value-type="float" office:value="2.698" calcext:value-type="float">
            <text:p>2,7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]-[.E14]" office:value-type="float" office:value="13" calcext:value-type="float">
            <text:p>13</text:p>
          </table:table-cell>
          <table:table-cell table:formula="of:=IF([.C14]=0;0;[.$B$46]*[.B14]+[.E14]*[.$B$47]+[.C14]*[.$B$48]+[.C14]*[.$B$46]*[.B14])" office:value-type="float" office:value="3.25" calcext:value-type="float">
            <text:p>3,3</text:p>
          </table:table-cell>
          <table:table-cell table:formula="of:=[.C14]*[.$B$45]" office:value-type="float" office:value="0.923" calcext:value-type="float">
            <text:p>0,9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]-[.E15]" office:value-type="float" office:value="32" calcext:value-type="float">
            <text:p>32</text:p>
          </table:table-cell>
          <table:table-cell table:formula="of:=IF([.C15]=0;0;[.$B$46]*[.B15]+[.E15]*[.$B$47]+[.C15]*[.$B$48]+[.C15]*[.$B$46]*[.B15])" office:value-type="float" office:value="8" calcext:value-type="float">
            <text:p>8,0</text:p>
          </table:table-cell>
          <table:table-cell table:formula="of:=[.C15]*[.$B$45]" office:value-type="float" office:value="2.272" calcext:value-type="float">
            <text:p>2,3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]-[.E16]" office:value-type="float" office:value="7" calcext:value-type="float">
            <text:p>7</text:p>
          </table:table-cell>
          <table:table-cell table:formula="of:=IF([.C16]=0;0;[.$B$46]*[.B16]+[.E16]*[.$B$47]+[.C16]*[.$B$48]+[.C16]*[.$B$46]*[.B16])" office:value-type="float" office:value="1.75" calcext:value-type="float">
            <text:p>1,8</text:p>
          </table:table-cell>
          <table:table-cell table:formula="of:=[.C16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]-[.E17]" office:value-type="float" office:value="37" calcext:value-type="float">
            <text:p>37</text:p>
          </table:table-cell>
          <table:table-cell table:formula="of:=IF([.C17]=0;0;[.$B$46]*[.B17]+[.E17]*[.$B$47]+[.C17]*[.$B$48]+[.C17]*[.$B$46]*[.B17])" office:value-type="float" office:value="9.25" calcext:value-type="float">
            <text:p>9,3</text:p>
          </table:table-cell>
          <table:table-cell table:formula="of:=[.C17]*[.$B$45]" office:value-type="float" office:value="2.627" calcext:value-type="float">
            <text:p>2,6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8]-[.E18]" office:value-type="float" office:value="23" calcext:value-type="float">
            <text:p>23</text:p>
          </table:table-cell>
          <table:table-cell table:formula="of:=IF([.C18]=0;0;[.$B$46]*[.B18]+[.E18]*[.$B$47]+[.C18]*[.$B$48]+[.C18]*[.$B$46]*[.B18])" office:value-type="float" office:value="5.75" calcext:value-type="float">
            <text:p>5,8</text:p>
          </table:table-cell>
          <table:table-cell table:formula="of:=[.C18]*[.$B$45]" office:value-type="float" office:value="1.633" calcext:value-type="float">
            <text:p>1,6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]-[.E19]" office:value-type="float" office:value="7" calcext:value-type="float">
            <text:p>7</text:p>
          </table:table-cell>
          <table:table-cell table:formula="of:=IF([.C19]=0;0;[.$B$46]*[.B19]+[.E19]*[.$B$47]+[.C19]*[.$B$48]+[.C19]*[.$B$46]*[.B19])" office:value-type="float" office:value="1.75" calcext:value-type="float">
            <text:p>1,8</text:p>
          </table:table-cell>
          <table:table-cell table:formula="of:=[.C19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]-[.E20]" office:value-type="float" office:value="7" calcext:value-type="float">
            <text:p>7</text:p>
          </table:table-cell>
          <table:table-cell table:formula="of:=IF([.C20]=0;0;[.$B$46]*[.B20]+[.E20]*[.$B$47]+[.C20]*[.$B$48]+[.C20]*[.$B$46]*[.B20])" office:value-type="float" office:value="1.75" calcext:value-type="float">
            <text:p>1,8</text:p>
          </table:table-cell>
          <table:table-cell table:formula="of:=[.C20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1]-[.E21]" office:value-type="float" office:value="136" calcext:value-type="float">
            <text:p>136</text:p>
          </table:table-cell>
          <table:table-cell table:formula="of:=IF([.C21]=0;0;[.$B$46]*[.B21]+[.E21]*[.$B$47]+[.C21]*[.$B$48]+[.C21]*[.$B$46]*[.B21])" office:value-type="float" office:value="34" calcext:value-type="float">
            <text:p>34,0</text:p>
          </table:table-cell>
          <table:table-cell table:formula="of:=[.C21]*[.$B$45]" office:value-type="float" office:value="9.656" calcext:value-type="float">
            <text:p>9,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]-[.E22]" office:value-type="float" office:value="9" calcext:value-type="float">
            <text:p>9</text:p>
          </table:table-cell>
          <table:table-cell table:formula="of:=IF([.C22]=0;0;[.$B$46]*[.B22]+[.E22]*[.$B$47]+[.C22]*[.$B$48]+[.C22]*[.$B$46]*[.B22])" office:value-type="float" office:value="2.25" calcext:value-type="float">
            <text:p>2,3</text:p>
          </table:table-cell>
          <table:table-cell table:formula="of:=[.C22]*[.$B$45]" office:value-type="float" office:value="0.639" calcext:value-type="float">
            <text:p>0,6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]-[.E23]" office:value-type="float" office:value="25" calcext:value-type="float">
            <text:p>25</text:p>
          </table:table-cell>
          <table:table-cell table:formula="of:=IF([.C23]=0;0;[.$B$46]*[.B23]+[.E23]*[.$B$47]+[.C23]*[.$B$48]+[.C23]*[.$B$46]*[.B23])" office:value-type="float" office:value="6.25" calcext:value-type="float">
            <text:p>6,3</text:p>
          </table:table-cell>
          <table:table-cell table:formula="of:=[.C23]*[.$B$45]" office:value-type="float" office:value="1.775" calcext:value-type="float">
            <text:p>1,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4]-[.E24]" office:value-type="float" office:value="227" calcext:value-type="float">
            <text:p>227</text:p>
          </table:table-cell>
          <table:table-cell table:formula="of:=IF([.C24]=0;0;[.$B$46]*[.B24]+[.E24]*[.$B$47]+[.C24]*[.$B$48]+[.C24]*[.$B$46]*[.B24])" office:value-type="float" office:value="56.75" calcext:value-type="float">
            <text:p>56,8</text:p>
          </table:table-cell>
          <table:table-cell table:formula="of:=[.C24]*[.$B$45]" office:value-type="float" office:value="16.117" calcext:value-type="float">
            <text:p>16,1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5]-[.E25]" office:value-type="float" office:value="232" calcext:value-type="float">
            <text:p>232</text:p>
          </table:table-cell>
          <table:table-cell table:formula="of:=IF([.C25]=0;0;[.$B$46]*[.B25]+[.E25]*[.$B$47]+[.C25]*[.$B$48]+[.C25]*[.$B$46]*[.B25])" office:value-type="float" office:value="58" calcext:value-type="float">
            <text:p>58,0</text:p>
          </table:table-cell>
          <table:table-cell table:formula="of:=[.C25]*[.$B$45]" office:value-type="float" office:value="16.472" calcext:value-type="float">
            <text:p>16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]-[.E26]" office:value-type="float" office:value="51" calcext:value-type="float">
            <text:p>51</text:p>
          </table:table-cell>
          <table:table-cell table:formula="of:=IF([.C26]=0;0;[.$B$46]*[.B26]+[.E26]*[.$B$47]+[.C26]*[.$B$48]+[.C26]*[.$B$46]*[.B26])" office:value-type="float" office:value="12.75" calcext:value-type="float">
            <text:p>12,8</text:p>
          </table:table-cell>
          <table:table-cell table:formula="of:=[.C26]*[.$B$45]" office:value-type="float" office:value="3.621" calcext:value-type="float">
            <text:p>3,6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7]-[.E27]" office:value-type="float" office:value="22" calcext:value-type="float">
            <text:p>22</text:p>
          </table:table-cell>
          <table:table-cell table:formula="of:=IF([.C27]=0;0;[.$B$46]*[.B27]+[.E27]*[.$B$47]+[.C27]*[.$B$48]+[.C27]*[.$B$46]*[.B27])" office:value-type="float" office:value="5.5" calcext:value-type="float">
            <text:p>5,5</text:p>
          </table:table-cell>
          <table:table-cell table:formula="of:=[.C27]*[.$B$45]" office:value-type="float" office:value="1.562" calcext:value-type="float">
            <text:p>1,6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]-[.E28]" office:value-type="float" office:value="14" calcext:value-type="float">
            <text:p>14</text:p>
          </table:table-cell>
          <table:table-cell table:formula="of:=IF([.C28]=0;0;[.$B$46]*[.B28]+[.E28]*[.$B$47]+[.C28]*[.$B$48]+[.C28]*[.$B$46]*[.B28])" office:value-type="float" office:value="3.5" calcext:value-type="float">
            <text:p>3,5</text:p>
          </table:table-cell>
          <table:table-cell table:formula="of:=[.C28]*[.$B$45]" office:value-type="float" office:value="0.994" calcext:value-type="float">
            <text:p>1,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9]-[.E29]" office:value-type="float" office:value="256" calcext:value-type="float">
            <text:p>256</text:p>
          </table:table-cell>
          <table:table-cell table:formula="of:=IF([.C29]=0;0;[.$B$46]*[.B29]+[.E29]*[.$B$47]+[.C29]*[.$B$48]+[.C29]*[.$B$46]*[.B29])" office:value-type="float" office:value="64" calcext:value-type="float">
            <text:p>64,0</text:p>
          </table:table-cell>
          <table:table-cell table:formula="of:=[.C29]*[.$B$45]" office:value-type="float" office:value="18.176" calcext:value-type="float">
            <text:p>18,2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]-[.E30]" office:value-type="float" office:value="148" calcext:value-type="float">
            <text:p>148</text:p>
          </table:table-cell>
          <table:table-cell table:formula="of:=IF([.C30]=0;0;[.$B$46]*[.B30]+[.E30]*[.$B$47]+[.C30]*[.$B$48]+[.C30]*[.$B$46]*[.B30])" office:value-type="float" office:value="37" calcext:value-type="float">
            <text:p>37,0</text:p>
          </table:table-cell>
          <table:table-cell table:formula="of:=[.C30]*[.$B$45]" office:value-type="float" office:value="10.508" calcext:value-type="float">
            <text:p>10,5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1]-[.E31]" office:value-type="float" office:value="143" calcext:value-type="float">
            <text:p>143</text:p>
          </table:table-cell>
          <table:table-cell table:formula="of:=IF([.C31]=0;0;[.$B$46]*[.B31]+[.E31]*[.$B$47]+[.C31]*[.$B$48]+[.C31]*[.$B$46]*[.B31])" office:value-type="float" office:value="35.75" calcext:value-type="float">
            <text:p>35,8</text:p>
          </table:table-cell>
          <table:table-cell table:formula="of:=[.C31]*[.$B$45]" office:value-type="float" office:value="10.153" calcext:value-type="float">
            <text:p>10,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2]-[.E32]" office:value-type="float" office:value="49" calcext:value-type="float">
            <text:p>49</text:p>
          </table:table-cell>
          <table:table-cell table:formula="of:=IF([.C32]=0;0;[.$B$46]*[.B32]+[.E32]*[.$B$47]+[.C32]*[.$B$48]+[.C32]*[.$B$46]*[.B32])" office:value-type="float" office:value="12.25" calcext:value-type="float">
            <text:p>12,3</text:p>
          </table:table-cell>
          <table:table-cell table:formula="of:=[.C32]*[.$B$45]" office:value-type="float" office:value="3.479" calcext:value-type="float">
            <text:p>3,5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3]-[.E33]" office:value-type="float" office:value="17" calcext:value-type="float">
            <text:p>17</text:p>
          </table:table-cell>
          <table:table-cell table:formula="of:=IF([.C33]=0;0;[.$B$46]*[.B33]+[.E33]*[.$B$47]+[.C33]*[.$B$48]+[.C33]*[.$B$46]*[.B33])" office:value-type="float" office:value="4.25" calcext:value-type="float">
            <text:p>4,3</text:p>
          </table:table-cell>
          <table:table-cell table:formula="of:=[.C33]*[.$B$45]" office:value-type="float" office:value="1.207" calcext:value-type="float">
            <text:p>1,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]-[.E34]" office:value-type="float" office:value="5" calcext:value-type="float">
            <text:p>5</text:p>
          </table:table-cell>
          <table:table-cell table:formula="of:=IF([.C34]=0;0;[.$B$46]*[.B34]+[.E34]*[.$B$47]+[.C34]*[.$B$48]+[.C34]*[.$B$46]*[.B34])" office:value-type="float" office:value="1.25" calcext:value-type="float">
            <text:p>1,3</text:p>
          </table:table-cell>
          <table:table-cell table:formula="of:=[.C34]*[.$B$45]" office:value-type="float" office:value="0.355" calcext:value-type="float">
            <text:p>0,4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]-[.E35]" office:value-type="float" office:value="46" calcext:value-type="float">
            <text:p>46</text:p>
          </table:table-cell>
          <table:table-cell table:formula="of:=IF([.C35]=0;0;[.$B$46]*[.B35]+[.E35]*[.$B$47]+[.C35]*[.$B$48]+[.C35]*[.$B$46]*[.B35])" office:value-type="float" office:value="11.5" calcext:value-type="float">
            <text:p>11,5</text:p>
          </table:table-cell>
          <table:table-cell table:formula="of:=[.C35]*[.$B$45]" office:value-type="float" office:value="3.266" calcext:value-type="float">
            <text:p>3,3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]-[.E36]" office:value-type="float" office:value="16" calcext:value-type="float">
            <text:p>16</text:p>
          </table:table-cell>
          <table:table-cell table:formula="of:=IF([.C36]=0;0;[.$B$46]*[.B36]+[.E36]*[.$B$47]+[.C36]*[.$B$48]+[.C36]*[.$B$46]*[.B36])" office:value-type="float" office:value="4" calcext:value-type="float">
            <text:p>4,0</text:p>
          </table:table-cell>
          <table:table-cell table:formula="of:=[.C36]*[.$B$45]" office:value-type="float" office:value="1.136" calcext:value-type="float">
            <text:p>1,1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]-[.E37]" office:value-type="float" office:value="126" calcext:value-type="float">
            <text:p>126</text:p>
          </table:table-cell>
          <table:table-cell table:formula="of:=IF([.C37]=0;0;[.$B$46]*[.B37]+[.E37]*[.$B$47]+[.C37]*[.$B$48]+[.C37]*[.$B$46]*[.B37])" office:value-type="float" office:value="31.5" calcext:value-type="float">
            <text:p>31,5</text:p>
          </table:table-cell>
          <table:table-cell table:formula="of:=[.C37]*[.$B$45]" office:value-type="float" office:value="8.946" calcext:value-type="float">
            <text:p>8,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8]-[.E38]" office:value-type="float" office:value="15" calcext:value-type="float">
            <text:p>15</text:p>
          </table:table-cell>
          <table:table-cell table:formula="of:=IF([.C38]=0;0;[.$B$46]*[.B38]+[.E38]*[.$B$47]+[.C38]*[.$B$48]+[.C38]*[.$B$46]*[.B38])" office:value-type="float" office:value="3.75" calcext:value-type="float">
            <text:p>3,8</text:p>
          </table:table-cell>
          <table:table-cell table:formula="of:=[.C38]*[.$B$45]" office:value-type="float" office:value="1.065" calcext:value-type="float">
            <text:p>1,1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9]-[.E39]" office:value-type="float" office:value="7" calcext:value-type="float">
            <text:p>7</text:p>
          </table:table-cell>
          <table:table-cell table:formula="of:=IF([.C39]=0;0;[.$B$46]*[.B39]+[.E39]*[.$B$47]+[.C39]*[.$B$48]+[.C39]*[.$B$46]*[.B39])" office:value-type="float" office:value="1.75" calcext:value-type="float">
            <text:p>1,8</text:p>
          </table:table-cell>
          <table:table-cell table:formula="of:=[.C39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]-[.E40]" office:value-type="float" office:value="101" calcext:value-type="float">
            <text:p>101</text:p>
          </table:table-cell>
          <table:table-cell table:formula="of:=IF([.C40]=0;0;[.$B$46]*[.B40]+[.E40]*[.$B$47]+[.C40]*[.$B$48]+[.C40]*[.$B$46]*[.B40])" office:value-type="float" office:value="25.25" calcext:value-type="float">
            <text:p>25,3</text:p>
          </table:table-cell>
          <table:table-cell table:formula="of:=[.C40]*[.$B$45]" office:value-type="float" office:value="7.171" calcext:value-type="float">
            <text:p>7,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0" calcext:value-type="float">
            <text:p>0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AVERAGE([.D2:.D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1]-[.E41]" office:value-type="float" office:value="2062" calcext:value-type="float">
            <text:p>2062</text:p>
          </table:table-cell>
          <table:table-cell table:formula="of:=IF([.C41]=0;0;[.$B$46]*[.B41]+[.E41]*[.$B$47]+[.C41]*[.$B$48]+[.C41]*[.$B$46]*[.B41])" office:value-type="float" office:value="515.5" calcext:value-type="float">
            <text:p>515,5</text:p>
          </table:table-cell>
          <table:table-cell table:formula="of:=[.C41]*[.$B$45]" office:value-type="float" office:value="146.402" calcext:value-type="float">
            <text:p>146,4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Default" table:number-columns-repeated="4"/>
        </table:table-row>
      </table:table>
      <table:table table:name="0-mtb-SSDLx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ce3"/>
        <table:table-column table:style-name="co11" table:default-cell-style-name="ce3"/>
        <table:table-column table:style-name="co12" table:default-cell-style-name="ce2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office:value-type="string" calcext:value-type="string">
            <text:p>Score_SSDL</text:p>
          </table:table-cell>
          <table:table-cell table:style-name="Default" office:value-type="string" calcext:value-type="string">
            <text:p>#SSDL_EQ</text:p>
          </table:table-cell>
          <table:table-cell table:style-name="Default" office:value-type="string" calcext:value-type="string">
            <text:p>#SSDL_ALI</text:p>
          </table:table-cell>
          <table:table-cell table:style-name="Default" office:value-type="string" calcext:value-type="string">
            <text:p>MTB_SSDL</text:p>
          </table:table-cell>
          <table:table-cell office:value-type="string" calcext:value-type="string">
            <text:p>#ALINE_ALL</text:p>
          </table:table-cell>
          <table:table-cell office:value-type="string" calcext:value-type="string">
            <text:p>Score_ALL</text:p>
          </table:table-cell>
          <table:table-cell office:value-type="string" calcext:value-type="string">
            <text:p>#ALL_EQ</text:p>
          </table:table-cell>
          <table:table-cell office:value-type="string" calcext:value-type="string">
            <text:p>#ALL_ALI</text:p>
          </table:table-cell>
          <table:table-cell table:style-name="Default" office:value-type="string" calcext:value-type="string">
            <text:p>MTB_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]-[.E2]" office:value-type="float" office:value="45" calcext:value-type="float">
            <text:p>45</text:p>
          </table:table-cell>
          <table:table-cell table:formula="of:=IF([.C2]=0;0;[.$B$46]*[.$B2]+[.E2]*[.$B$47]+[.C2]*[.$B$48]+[.C2]*[.$B$46]*[.B2])" office:value-type="float" office:value="11.25" calcext:value-type="float">
            <text:p>11,3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table:formula="of:=IF([.H2]=0;0;[.$B$46]*[.$B2]+[.J2]*[.$B$47]+[.H2]*[.$B$48]+[.H2]*[.$B$46]*[.$B2])" office:value-type="float" office:value="280.25" calcext:value-type="float">
            <text:p>280,3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-[.E3]" office:value-type="float" office:value="11" calcext:value-type="float">
            <text:p>11</text:p>
          </table:table-cell>
          <table:table-cell table:formula="of:=IF([.C3]=0;0;[.$B$46]*[.$B3]+[.E3]*[.$B$47]+[.C3]*[.$B$48]+[.C3]*[.$B$46]*[.B3])" office:value-type="float" office:value="2.75" calcext:value-type="float">
            <text:p>2,8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table:formula="of:=IF([.H3]=0;0;[.$B$46]*[.$B3]+[.J3]*[.$B$47]+[.H3]*[.$B$48]+[.H3]*[.$B$46]*[.$B3])" office:value-type="float" office:value="222.75" calcext:value-type="float">
            <text:p>222,8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]-[.E4]" office:value-type="float" office:value="36" calcext:value-type="float">
            <text:p>36</text:p>
          </table:table-cell>
          <table:table-cell table:formula="of:=IF([.C4]=0;0;[.$B$46]*[.$B4]+[.E4]*[.$B$47]+[.C4]*[.$B$48]+[.C4]*[.$B$46]*[.B4])" office:value-type="float" office:value="9" calcext:value-type="float">
            <text:p>9,0</text:p>
          </table:table-cell>
          <table:table-cell office:value-type="float" office:value="1118" calcext:value-type="float">
            <text:p>1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formula="of:=IF([.H4]=0;0;[.$B$46]*[.$B4]+[.J4]*[.$B$47]+[.H4]*[.$B$48]+[.H4]*[.$B$46]*[.$B4])" office:value-type="float" office:value="279.5" calcext:value-type="float">
            <text:p>279,5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]-[.E5]" office:value-type="float" office:value="6" calcext:value-type="float">
            <text:p>6</text:p>
          </table:table-cell>
          <table:table-cell table:formula="of:=IF([.C5]=0;0;[.$B$46]*[.$B5]+[.E5]*[.$B$47]+[.C5]*[.$B$48]+[.C5]*[.$B$46]*[.B5])" office:value-type="float" office:value="1.5" calcext:value-type="float">
            <text:p>1,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IF([.H5]=0;0;[.$B$46]*[.$B5]+[.J5]*[.$B$47]+[.H5]*[.$B$48]+[.H5]*[.$B$46]*[.$B5])" office:value-type="float" office:value="26" calcext:value-type="float">
            <text:p>26,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]-[.E6]" office:value-type="float" office:value="8" calcext:value-type="float">
            <text:p>8</text:p>
          </table:table-cell>
          <table:table-cell table:formula="of:=IF([.C6]=0;0;[.$B$46]*[.$B6]+[.E6]*[.$B$47]+[.C6]*[.$B$48]+[.C6]*[.$B$46]*[.B6])" office:value-type="float" office:value="2" calcext:value-type="float">
            <text:p>2,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IF([.H6]=0;0;[.$B$46]*[.$B6]+[.J6]*[.$B$47]+[.H6]*[.$B$48]+[.H6]*[.$B$46]*[.$B6])" office:value-type="float" office:value="41.5" calcext:value-type="float">
            <text:p>41,5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]-[.E7]" office:value-type="float" office:value="7" calcext:value-type="float">
            <text:p>7</text:p>
          </table:table-cell>
          <table:table-cell table:formula="of:=IF([.C7]=0;0;[.$B$46]*[.$B7]+[.E7]*[.$B$47]+[.C7]*[.$B$48]+[.C7]*[.$B$46]*[.B7])" office:value-type="float" office:value="1.75" calcext:value-type="float">
            <text:p>1,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IF([.H7]=0;0;[.$B$46]*[.$B7]+[.J7]*[.$B$47]+[.H7]*[.$B$48]+[.H7]*[.$B$46]*[.$B7])" office:value-type="float" office:value="37.75" calcext:value-type="float">
            <text:p>37,8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]-[.E8]" office:value-type="float" office:value="89" calcext:value-type="float">
            <text:p>89</text:p>
          </table:table-cell>
          <table:table-cell table:formula="of:=IF([.C8]=0;0;[.$B$46]*[.$B8]+[.E8]*[.$B$47]+[.C8]*[.$B$48]+[.C8]*[.$B$46]*[.B8])" office:value-type="float" office:value="22.25" calcext:value-type="float">
            <text:p>22,3</text:p>
          </table:table-cell>
          <table:table-cell office:value-type="float" office:value="2421" calcext:value-type="float">
            <text:p>2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table:formula="of:=IF([.H8]=0;0;[.$B$46]*[.$B8]+[.J8]*[.$B$47]+[.H8]*[.$B$48]+[.H8]*[.$B$46]*[.$B8])" office:value-type="float" office:value="605.25" calcext:value-type="float">
            <text:p>605,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]-[.E9]" office:value-type="float" office:value="15" calcext:value-type="float">
            <text:p>15</text:p>
          </table:table-cell>
          <table:table-cell table:formula="of:=IF([.C9]=0;0;[.$B$46]*[.$B9]+[.E9]*[.$B$47]+[.C9]*[.$B$48]+[.C9]*[.$B$46]*[.B9])" office:value-type="float" office:value="3.75" calcext:value-type="float">
            <text:p>3,8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IF([.H9]=0;0;[.$B$46]*[.$B9]+[.J9]*[.$B$47]+[.H9]*[.$B$48]+[.H9]*[.$B$46]*[.$B9])" office:value-type="float" office:value="124" calcext:value-type="float">
            <text:p>124,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]-[.E10]" office:value-type="float" office:value="7" calcext:value-type="float">
            <text:p>7</text:p>
          </table:table-cell>
          <table:table-cell table:formula="of:=IF([.C10]=0;0;[.$B$46]*[.$B10]+[.E10]*[.$B$47]+[.C10]*[.$B$48]+[.C10]*[.$B$46]*[.B10])" office:value-type="float" office:value="1.75" calcext:value-type="float">
            <text:p>1,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IF([.H10]=0;0;[.$B$46]*[.$B10]+[.J10]*[.$B$47]+[.H10]*[.$B$48]+[.H10]*[.$B$46]*[.$B10])"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]-[.E11]" office:value-type="float" office:value="5" calcext:value-type="float">
            <text:p>5</text:p>
          </table:table-cell>
          <table:table-cell table:formula="of:=IF([.C11]=0;0;[.$B$46]*[.$B11]+[.E11]*[.$B$47]+[.C11]*[.$B$48]+[.C11]*[.$B$46]*[.B11])" office:value-type="float" office:value="1.25" calcext:value-type="float">
            <text:p>1,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IF([.H11]=0;0;[.$B$46]*[.$B11]+[.J11]*[.$B$47]+[.H11]*[.$B$48]+[.H11]*[.$B$46]*[.$B11])" office:value-type="float" office:value="47.5" calcext:value-type="float">
            <text:p>47,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]-[.E12]" office:value-type="float" office:value="24" calcext:value-type="float">
            <text:p>24</text:p>
          </table:table-cell>
          <table:table-cell table:formula="of:=IF([.C12]=0;0;[.$B$46]*[.$B12]+[.E12]*[.$B$47]+[.C12]*[.$B$48]+[.C12]*[.$B$46]*[.B12])" office:value-type="float" office:value="6" calcext:value-type="float">
            <text:p>6,0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table:formula="of:=IF([.H12]=0;0;[.$B$46]*[.$B12]+[.J12]*[.$B$47]+[.H12]*[.$B$48]+[.H12]*[.$B$46]*[.$B12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]-[.E13]" office:value-type="float" office:value="38" calcext:value-type="float">
            <text:p>38</text:p>
          </table:table-cell>
          <table:table-cell table:formula="of:=IF([.C13]=0;0;[.$B$46]*[.$B13]+[.E13]*[.$B$47]+[.C13]*[.$B$48]+[.C13]*[.$B$46]*[.B13])" office:value-type="float" office:value="9.5" calcext:value-type="float">
            <text:p>9,5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table:formula="of:=IF([.H13]=0;0;[.$B$46]*[.$B13]+[.J13]*[.$B$47]+[.H13]*[.$B$48]+[.H13]*[.$B$46]*[.$B13])" office:value-type="float" office:value="269.75" calcext:value-type="float">
            <text:p>269,8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]-[.E14]" office:value-type="float" office:value="13" calcext:value-type="float">
            <text:p>13</text:p>
          </table:table-cell>
          <table:table-cell table:formula="of:=IF([.C14]=0;0;[.$B$46]*[.$B14]+[.E14]*[.$B$47]+[.C14]*[.$B$48]+[.C14]*[.$B$46]*[.B14])" office:value-type="float" office:value="3.25" calcext:value-type="float">
            <text:p>3,3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IF([.H14]=0;0;[.$B$46]*[.$B14]+[.J14]*[.$B$47]+[.H14]*[.$B$48]+[.H14]*[.$B$46]*[.$B14])" office:value-type="float" office:value="144" calcext:value-type="float">
            <text:p>144,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]-[.E15]" office:value-type="float" office:value="32" calcext:value-type="float">
            <text:p>32</text:p>
          </table:table-cell>
          <table:table-cell table:formula="of:=IF([.C15]=0;0;[.$B$46]*[.$B15]+[.E15]*[.$B$47]+[.C15]*[.$B$48]+[.C15]*[.$B$46]*[.B15])" office:value-type="float" office:value="8" calcext:value-type="float">
            <text:p>8,0</text:p>
          </table:table-cell>
          <table:table-cell office:value-type="float" office:value="2821" calcext:value-type="float">
            <text:p>2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table:formula="of:=IF([.H15]=0;0;[.$B$46]*[.$B15]+[.J15]*[.$B$47]+[.H15]*[.$B$48]+[.H15]*[.$B$46]*[.$B15])" office:value-type="float" office:value="705.25" calcext:value-type="float">
            <text:p>705,3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]-[.E16]" office:value-type="float" office:value="7" calcext:value-type="float">
            <text:p>7</text:p>
          </table:table-cell>
          <table:table-cell table:formula="of:=IF([.C16]=0;0;[.$B$46]*[.$B16]+[.E16]*[.$B$47]+[.C16]*[.$B$48]+[.C16]*[.$B$46]*[.B16])" office:value-type="float" office:value="1.75" calcext:value-type="float">
            <text:p>1,8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IF([.H16]=0;0;[.$B$46]*[.$B16]+[.J16]*[.$B$47]+[.H16]*[.$B$48]+[.H16]*[.$B$46]*[.$B16])" office:value-type="float" office:value="43.25" calcext:value-type="float">
            <text:p>43,3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]-[.E17]" office:value-type="float" office:value="37" calcext:value-type="float">
            <text:p>37</text:p>
          </table:table-cell>
          <table:table-cell table:formula="of:=IF([.C17]=0;0;[.$B$46]*[.$B17]+[.E17]*[.$B$47]+[.C17]*[.$B$48]+[.C17]*[.$B$46]*[.B17])" office:value-type="float" office:value="9.25" calcext:value-type="float">
            <text:p>9,3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table:formula="of:=IF([.H17]=0;0;[.$B$46]*[.$B17]+[.J17]*[.$B$47]+[.H17]*[.$B$48]+[.H17]*[.$B$46]*[.$B17])" office:value-type="float" office:value="283" calcext:value-type="float">
            <text:p>283,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8]-[.E18]" office:value-type="float" office:value="23" calcext:value-type="float">
            <text:p>23</text:p>
          </table:table-cell>
          <table:table-cell table:formula="of:=IF([.C18]=0;0;[.$B$46]*[.$B18]+[.E18]*[.$B$47]+[.C18]*[.$B$48]+[.C18]*[.$B$46]*[.B18])" office:value-type="float" office:value="5.75" calcext:value-type="float">
            <text:p>5,8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table:formula="of:=IF([.H18]=0;0;[.$B$46]*[.$B18]+[.J18]*[.$B$47]+[.H18]*[.$B$48]+[.H18]*[.$B$46]*[.$B18])" office:value-type="float" office:value="247.75" calcext:value-type="float">
            <text:p>247,8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]-[.E19]" office:value-type="float" office:value="7" calcext:value-type="float">
            <text:p>7</text:p>
          </table:table-cell>
          <table:table-cell table:formula="of:=IF([.C19]=0;0;[.$B$46]*[.$B19]+[.E19]*[.$B$47]+[.C19]*[.$B$48]+[.C19]*[.$B$46]*[.B19])" office:value-type="float" office:value="1.75" calcext:value-type="float">
            <text:p>1,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IF([.H19]=0;0;[.$B$46]*[.$B19]+[.J19]*[.$B$47]+[.H19]*[.$B$48]+[.H19]*[.$B$46]*[.$B19])" office:value-type="float" office:value="37.75" calcext:value-type="float">
            <text:p>37,8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]-[.E20]" office:value-type="float" office:value="7" calcext:value-type="float">
            <text:p>7</text:p>
          </table:table-cell>
          <table:table-cell table:formula="of:=IF([.C20]=0;0;[.$B$46]*[.$B20]+[.E20]*[.$B$47]+[.C20]*[.$B$48]+[.C20]*[.$B$46]*[.B20])" office:value-type="float" office:value="1.75" calcext:value-type="float">
            <text:p>1,8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formula="of:=IF([.H20]=0;0;[.$B$46]*[.$B20]+[.J20]*[.$B$47]+[.H20]*[.$B$48]+[.H20]*[.$B$46]*[.$B20])" office:value-type="float" office:value="90.25" calcext:value-type="float">
            <text:p>90,3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1]-[.E21]" office:value-type="float" office:value="136" calcext:value-type="float">
            <text:p>136</text:p>
          </table:table-cell>
          <table:table-cell table:formula="of:=IF([.C21]=0;0;[.$B$46]*[.$B21]+[.E21]*[.$B$47]+[.C21]*[.$B$48]+[.C21]*[.$B$46]*[.B21])" office:value-type="float" office:value="34" calcext:value-type="float">
            <text:p>34,0</text:p>
          </table:table-cell>
          <table:table-cell office:value-type="float" office:value="6419" calcext:value-type="float">
            <text:p>6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9" calcext:value-type="float">
            <text:p>6419</text:p>
          </table:table-cell>
          <table:table-cell table:formula="of:=IF([.H21]=0;0;[.$B$46]*[.$B21]+[.J21]*[.$B$47]+[.H21]*[.$B$48]+[.H21]*[.$B$46]*[.$B21])" office:value-type="float" office:value="1604.75" calcext:value-type="float">
            <text:p>1604,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]-[.E22]" office:value-type="float" office:value="9" calcext:value-type="float">
            <text:p>9</text:p>
          </table:table-cell>
          <table:table-cell table:formula="of:=IF([.C22]=0;0;[.$B$46]*[.$B22]+[.E22]*[.$B$47]+[.C22]*[.$B$48]+[.C22]*[.$B$46]*[.B22])" office:value-type="float" office:value="2.25" calcext:value-type="float">
            <text:p>2,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IF([.H22]=0;0;[.$B$46]*[.$B22]+[.J22]*[.$B$47]+[.H22]*[.$B$48]+[.H22]*[.$B$46]*[.$B22])" office:value-type="float" office:value="67" calcext:value-type="float">
            <text:p>67,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]-[.E23]" office:value-type="float" office:value="25" calcext:value-type="float">
            <text:p>25</text:p>
          </table:table-cell>
          <table:table-cell table:formula="of:=IF([.C23]=0;0;[.$B$46]*[.$B23]+[.E23]*[.$B$47]+[.C23]*[.$B$48]+[.C23]*[.$B$46]*[.B23])" office:value-type="float" office:value="6.25" calcext:value-type="float">
            <text:p>6,3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table:formula="of:=IF([.H23]=0;0;[.$B$46]*[.$B23]+[.J23]*[.$B$47]+[.H23]*[.$B$48]+[.H23]*[.$B$46]*[.$B23])" office:value-type="float" office:value="178.75" calcext:value-type="float">
            <text:p>178,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4]-[.E24]" office:value-type="float" office:value="227" calcext:value-type="float">
            <text:p>227</text:p>
          </table:table-cell>
          <table:table-cell table:formula="of:=IF([.C24]=0;0;[.$B$46]*[.$B24]+[.E24]*[.$B$47]+[.C24]*[.$B$48]+[.C24]*[.$B$46]*[.B24])" office:value-type="float" office:value="56.75" calcext:value-type="float">
            <text:p>56,8</text:p>
          </table:table-cell>
          <table:table-cell office:value-type="float" office:value="4336" calcext:value-type="float">
            <text:p>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table:formula="of:=IF([.H24]=0;0;[.$B$46]*[.$B24]+[.J24]*[.$B$47]+[.H24]*[.$B$48]+[.H24]*[.$B$46]*[.$B24])" office:value-type="float" office:value="1084" calcext:value-type="float">
            <text:p>1084,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5]-[.E25]" office:value-type="float" office:value="232" calcext:value-type="float">
            <text:p>232</text:p>
          </table:table-cell>
          <table:table-cell table:formula="of:=IF([.C25]=0;0;[.$B$46]*[.$B25]+[.E25]*[.$B$47]+[.C25]*[.$B$48]+[.C25]*[.$B$46]*[.B25])" office:value-type="float" office:value="58" calcext:value-type="float">
            <text:p>58,0</text:p>
          </table:table-cell>
          <table:table-cell office:value-type="float" office:value="4746" calcext:value-type="float">
            <text:p>4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6" calcext:value-type="float">
            <text:p>4746</text:p>
          </table:table-cell>
          <table:table-cell table:formula="of:=IF([.H25]=0;0;[.$B$46]*[.$B25]+[.J25]*[.$B$47]+[.H25]*[.$B$48]+[.H25]*[.$B$46]*[.$B25])" office:value-type="float" office:value="1186.5" calcext:value-type="float">
            <text:p>1186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]-[.E26]" office:value-type="float" office:value="51" calcext:value-type="float">
            <text:p>51</text:p>
          </table:table-cell>
          <table:table-cell table:formula="of:=IF([.C26]=0;0;[.$B$46]*[.$B26]+[.E26]*[.$B$47]+[.C26]*[.$B$48]+[.C26]*[.$B$46]*[.B26])" office:value-type="float" office:value="12.75" calcext:value-type="float">
            <text:p>12,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formula="of:=IF([.H26]=0;0;[.$B$46]*[.$B26]+[.J26]*[.$B$47]+[.H26]*[.$B$48]+[.H26]*[.$B$46]*[.$B26])" office:value-type="float" office:value="117.25" calcext:value-type="float">
            <text:p>117,3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7]-[.E27]" office:value-type="float" office:value="22" calcext:value-type="float">
            <text:p>22</text:p>
          </table:table-cell>
          <table:table-cell table:formula="of:=IF([.C27]=0;0;[.$B$46]*[.$B27]+[.E27]*[.$B$47]+[.C27]*[.$B$48]+[.C27]*[.$B$46]*[.B27])" office:value-type="float" office:value="5.5" calcext:value-type="float">
            <text:p>5,5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formula="of:=IF([.H27]=0;0;[.$B$46]*[.$B27]+[.J27]*[.$B$47]+[.H27]*[.$B$48]+[.H27]*[.$B$46]*[.$B27])" office:value-type="float" office:value="256.5" calcext:value-type="float">
            <text:p>256,5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]-[.E28]" office:value-type="float" office:value="14" calcext:value-type="float">
            <text:p>14</text:p>
          </table:table-cell>
          <table:table-cell table:formula="of:=IF([.C28]=0;0;[.$B$46]*[.$B28]+[.E28]*[.$B$47]+[.C28]*[.$B$48]+[.C28]*[.$B$46]*[.B28])" office:value-type="float" office:value="3.5" calcext:value-type="float">
            <text:p>3,5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formula="of:=IF([.H28]=0;0;[.$B$46]*[.$B28]+[.J28]*[.$B$47]+[.H28]*[.$B$48]+[.H28]*[.$B$46]*[.$B28])" office:value-type="float" office:value="138.75" calcext:value-type="float">
            <text:p>138,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9]-[.E29]" office:value-type="float" office:value="256" calcext:value-type="float">
            <text:p>256</text:p>
          </table:table-cell>
          <table:table-cell table:formula="of:=IF([.C29]=0;0;[.$B$46]*[.$B29]+[.E29]*[.$B$47]+[.C29]*[.$B$48]+[.C29]*[.$B$46]*[.B29])" office:value-type="float" office:value="64" calcext:value-type="float">
            <text:p>64,0</text:p>
          </table:table-cell>
          <table:table-cell office:value-type="float" office:value="11101" calcext:value-type="float">
            <text:p>1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01" calcext:value-type="float">
            <text:p>11101</text:p>
          </table:table-cell>
          <table:table-cell table:formula="of:=IF([.H29]=0;0;[.$B$46]*[.$B29]+[.J29]*[.$B$47]+[.H29]*[.$B$48]+[.H29]*[.$B$46]*[.$B29])" office:value-type="float" office:value="2775.25" calcext:value-type="float">
            <text:p>2775,3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]-[.E30]" office:value-type="float" office:value="148" calcext:value-type="float">
            <text:p>148</text:p>
          </table:table-cell>
          <table:table-cell table:formula="of:=IF([.C30]=0;0;[.$B$46]*[.$B30]+[.E30]*[.$B$47]+[.C30]*[.$B$48]+[.C30]*[.$B$46]*[.B30])" office:value-type="float" office:value="37" calcext:value-type="float">
            <text:p>37,0</text:p>
          </table:table-cell>
          <table:table-cell office:value-type="float" office:value="2109" calcext:value-type="float">
            <text:p>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table:formula="of:=IF([.H30]=0;0;[.$B$46]*[.$B30]+[.J30]*[.$B$47]+[.H30]*[.$B$48]+[.H30]*[.$B$46]*[.$B30])" office:value-type="float" office:value="527.25" calcext:value-type="float">
            <text:p>527,3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1]-[.E31]" office:value-type="float" office:value="143" calcext:value-type="float">
            <text:p>143</text:p>
          </table:table-cell>
          <table:table-cell table:formula="of:=IF([.C31]=0;0;[.$B$46]*[.$B31]+[.E31]*[.$B$47]+[.C31]*[.$B$48]+[.C31]*[.$B$46]*[.B31])" office:value-type="float" office:value="35.75" calcext:value-type="float">
            <text:p>35,8</text:p>
          </table:table-cell>
          <table:table-cell office:value-type="float" office:value="2627" calcext:value-type="float">
            <text:p>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table:formula="of:=IF([.H31]=0;0;[.$B$46]*[.$B31]+[.J31]*[.$B$47]+[.H31]*[.$B$48]+[.H31]*[.$B$46]*[.$B31])" office:value-type="float" office:value="656.75" calcext:value-type="float">
            <text:p>656,8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2]-[.E32]" office:value-type="float" office:value="49" calcext:value-type="float">
            <text:p>49</text:p>
          </table:table-cell>
          <table:table-cell table:formula="of:=IF([.C32]=0;0;[.$B$46]*[.$B32]+[.E32]*[.$B$47]+[.C32]*[.$B$48]+[.C32]*[.$B$46]*[.B32])" office:value-type="float" office:value="12.25" calcext:value-type="float">
            <text:p>12,3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formula="of:=IF([.H32]=0;0;[.$B$46]*[.$B32]+[.J32]*[.$B$47]+[.H32]*[.$B$48]+[.H32]*[.$B$46]*[.$B32])" office:value-type="float" office:value="115.25" calcext:value-type="float">
            <text:p>115,3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3]-[.E33]" office:value-type="float" office:value="17" calcext:value-type="float">
            <text:p>17</text:p>
          </table:table-cell>
          <table:table-cell table:formula="of:=IF([.C33]=0;0;[.$B$46]*[.$B33]+[.E33]*[.$B$47]+[.C33]*[.$B$48]+[.C33]*[.$B$46]*[.B33])" office:value-type="float" office:value="4.25" calcext:value-type="float">
            <text:p>4,3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formula="of:=IF([.H33]=0;0;[.$B$46]*[.$B33]+[.J33]*[.$B$47]+[.H33]*[.$B$48]+[.H33]*[.$B$46]*[.$B33])" office:value-type="float" office:value="221" calcext:value-type="float">
            <text:p>221,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]-[.E34]" office:value-type="float" office:value="5" calcext:value-type="float">
            <text:p>5</text:p>
          </table:table-cell>
          <table:table-cell table:formula="of:=IF([.C34]=0;0;[.$B$46]*[.$B34]+[.E34]*[.$B$47]+[.C34]*[.$B$48]+[.C34]*[.$B$46]*[.B34])" office:value-type="float" office:value="1.25" calcext:value-type="float">
            <text:p>1,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IF([.H34]=0;0;[.$B$46]*[.$B34]+[.J34]*[.$B$47]+[.H34]*[.$B$48]+[.H34]*[.$B$46]*[.$B34])" office:value-type="float" office:value="41.25" calcext:value-type="float">
            <text:p>41,3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]-[.E35]" office:value-type="float" office:value="46" calcext:value-type="float">
            <text:p>46</text:p>
          </table:table-cell>
          <table:table-cell table:formula="of:=IF([.C35]=0;0;[.$B$46]*[.$B35]+[.E35]*[.$B$47]+[.C35]*[.$B$48]+[.C35]*[.$B$46]*[.B35])" office:value-type="float" office:value="11.5" calcext:value-type="float">
            <text:p>11,5</text:p>
          </table:table-cell>
          <table:table-cell office:value-type="float" office:value="2384" calcext:value-type="float">
            <text:p>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table:formula="of:=IF([.H35]=0;0;[.$B$46]*[.$B35]+[.J35]*[.$B$47]+[.H35]*[.$B$48]+[.H35]*[.$B$46]*[.$B35])" office:value-type="float" office:value="596" calcext:value-type="float">
            <text:p>596,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]-[.E36]" office:value-type="float" office:value="16" calcext:value-type="float">
            <text:p>16</text:p>
          </table:table-cell>
          <table:table-cell table:formula="of:=IF([.C36]=0;0;[.$B$46]*[.$B36]+[.E36]*[.$B$47]+[.C36]*[.$B$48]+[.C36]*[.$B$46]*[.B36])" office:value-type="float" office:value="4" calcext:value-type="float">
            <text:p>4,0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formula="of:=IF([.H36]=0;0;[.$B$46]*[.$B36]+[.J36]*[.$B$47]+[.H36]*[.$B$48]+[.H36]*[.$B$46]*[.$B36])" office:value-type="float" office:value="157.25" calcext:value-type="float">
            <text:p>157,3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]-[.E37]" office:value-type="float" office:value="126" calcext:value-type="float">
            <text:p>126</text:p>
          </table:table-cell>
          <table:table-cell table:formula="of:=IF([.C37]=0;0;[.$B$46]*[.$B37]+[.E37]*[.$B$47]+[.C37]*[.$B$48]+[.C37]*[.$B$46]*[.B37])" office:value-type="float" office:value="31.5" calcext:value-type="float">
            <text:p>31,5</text:p>
          </table:table-cell>
          <table:table-cell office:value-type="float" office:value="6698" calcext:value-type="float">
            <text:p>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8" calcext:value-type="float">
            <text:p>6698</text:p>
          </table:table-cell>
          <table:table-cell table:formula="of:=IF([.H37]=0;0;[.$B$46]*[.$B37]+[.J37]*[.$B$47]+[.H37]*[.$B$48]+[.H37]*[.$B$46]*[.$B37])" office:value-type="float" office:value="1674.5" calcext:value-type="float">
            <text:p>1674,5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8]-[.E38]" office:value-type="float" office:value="15" calcext:value-type="float">
            <text:p>15</text:p>
          </table:table-cell>
          <table:table-cell table:formula="of:=IF([.C38]=0;0;[.$B$46]*[.$B38]+[.E38]*[.$B$47]+[.C38]*[.$B$48]+[.C38]*[.$B$46]*[.B38])" office:value-type="float" office:value="3.75" calcext:value-type="float">
            <text:p>3,8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formula="of:=IF([.H38]=0;0;[.$B$46]*[.$B38]+[.J38]*[.$B$47]+[.H38]*[.$B$48]+[.H38]*[.$B$46]*[.$B38])" office:value-type="float" office:value="149.75" calcext:value-type="float">
            <text:p>149,8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9]-[.E39]" office:value-type="float" office:value="7" calcext:value-type="float">
            <text:p>7</text:p>
          </table:table-cell>
          <table:table-cell table:formula="of:=IF([.C39]=0;0;[.$B$46]*[.$B39]+[.E39]*[.$B$47]+[.C39]*[.$B$48]+[.C39]*[.$B$46]*[.B39])" office:value-type="float" office:value="1.75" calcext:value-type="float">
            <text:p>1,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formula="of:=IF([.H39]=0;0;[.$B$46]*[.$B39]+[.J39]*[.$B$47]+[.H39]*[.$B$48]+[.H39]*[.$B$46]*[.$B39])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]-[.E40]" office:value-type="float" office:value="101" calcext:value-type="float">
            <text:p>101</text:p>
          </table:table-cell>
          <table:table-cell table:formula="of:=IF([.C40]=0;0;[.$B$46]*[.$B40]+[.E40]*[.$B$47]+[.C40]*[.$B$48]+[.C40]*[.$B$46]*[.B40])" office:value-type="float" office:value="25.25" calcext:value-type="float">
            <text:p>25,3</text:p>
          </table:table-cell>
          <table:table-cell office:value-type="float" office:value="4855" calcext:value-type="float">
            <text:p>4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5" calcext:value-type="float">
            <text:p>4855</text:p>
          </table:table-cell>
          <table:table-cell table:formula="of:=IF([.H40]=0;0;[.$B$46]*[.$B40]+[.J40]*[.$B$47]+[.H40]*[.$B$48]+[.H40]*[.$B$46]*[.$B40])" office:value-type="float" office:value="1213.75" calcext:value-type="float">
            <text:p>1213,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0" calcext:value-type="float">
            <text:p>0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AVERAGE([.D2:.D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1]-[.E41]" office:value-type="float" office:value="2062" calcext:value-type="float">
            <text:p>2062</text:p>
          </table:table-cell>
          <table:table-cell table:formula="of:=IF([.C41]=0;0;[.$B$46]*[.$B41]+[.E41]*[.$B$47]+[.C41]*[.$B$48]+[.C41]*[.$B$46]*[.B41])" office:value-type="float" office:value="515.5" calcext:value-type="float">
            <text:p>515,5</text:p>
          </table:table-cell>
          <table:table-cell table:formula="of:=SUM([.H2:.H40])" office:value-type="float" office:value="66518" calcext:value-type="float">
            <text:p>66518</text:p>
          </table:table-cell>
          <table:table-cell table:formula="of:=SUM([.I2:.I40])" office:value-type="float" office:value="0" calcext:value-type="float">
            <text:p>0</text:p>
          </table:table-cell>
          <table:table-cell table:formula="of:=SUM([.J2:.J40])" office:value-type="float" office:value="0" calcext:value-type="float">
            <text:p>0</text:p>
          </table:table-cell>
          <table:table-cell table:formula="of:=SUM([.K2:.K40])" office:value-type="float" office:value="66518" calcext:value-type="float">
            <text:p>66518</text:p>
          </table:table-cell>
          <table:table-cell table:formula="of:=IF([.H41]=0;0;[.$B$46]*[.$B41]+[.J41]*[.$B$47]+[.H41]*[.$B$48]+[.H41]*[.$B$46]*[.$B41])" office:value-type="float" office:value="16629.5" calcext:value-type="float">
            <text:p>16629,5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3:20:19.824767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3:48:54.862688871</dc:date>
    <meta:editing-duration>PT1H4M13S</meta:editing-duration>
    <meta:editing-cycles>11</meta:editing-cycles>
    <meta:document-statistic meta:table-count="3" meta:cell-count="1076" meta:object-count="0"/>
  </office:meta>
</office:document-meta>
</file>